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7b79d"/>
    </style:style>
    <style:style style:name="gr2" style:family="graphic" style:parent-style-name="standard">
      <style:graphic-properties draw:stroke="none" svg:stroke-width="0.001cm" draw:fill-color="#c9c9b6"/>
    </style:style>
    <style:style style:name="gr3" style:family="graphic" style:parent-style-name="standard">
      <style:graphic-properties svg:stroke-width="0.001cm" svg:stroke-color="#494936" draw:fill="none" draw:fill-color="#ffffff" fo:padding-top="-0.049cm" fo:padding-bottom="-0.049cm" fo:padding-left="-0.049cm" fo:padding-right="-0.049cm"/>
    </style:style>
    <style:style style:name="gr4" style:family="graphic" style:parent-style-name="standard">
      <style:graphic-properties draw:stroke="none" svg:stroke-width="0.001cm" draw:fill-color="#7a7a5a"/>
    </style:style>
    <style:style style:name="gr5" style:family="graphic" style:parent-style-name="standard">
      <style:graphic-properties draw:stroke="none" svg:stroke-width="0.001cm" draw:fill-color="#000000"/>
    </style:style>
    <style:style style:name="gr6" style:family="graphic" style:parent-style-name="standard">
      <style:graphic-properties svg:stroke-width="0.001cm" svg:stroke-color="#000000" draw:fill="none" draw:fill-color="#ffffff" fo:padding-top="-0.049cm" fo:padding-bottom="-0.049cm" fo:padding-left="-0.049cm" fo:padding-right="-0.049cm"/>
    </style:style>
    <style:style style:name="gr7" style:family="graphic" style:parent-style-name="standard">
      <style:graphic-properties draw:stroke="none" svg:stroke-width="0.001cm" draw:fill-color="#93936c"/>
    </style:style>
    <style:style style:name="gr8" style:family="graphic" style:parent-style-name="standard">
      <style:graphic-properties svg:stroke-width="0.032cm" svg:stroke-color="#dbdbce" draw:fill="none" draw:fill-color="#ffffff" fo:padding-top="-0.034cm" fo:padding-bottom="-0.034cm" fo:padding-left="-0.034cm" fo:padding-right="-0.034cm"/>
    </style:style>
  </office:automatic-styles>
  <office:body>
    <office:drawing>
      <draw:page draw:name="page1" draw:style-name="dp1" draw:master-page-name="Default">
        <draw:g>
          <draw:glue-point draw:id="4" svg:x="-1.015cm" svg:y="-5cm"/>
          <draw:glue-point draw:id="5" svg:x="0.701cm" svg:y="-5cm"/>
          <draw:glue-point draw:id="6" svg:x="-0.157cm" svg:y="-5cm"/>
          <draw:glue-point draw:id="7" svg:x="-5cm" svg:y="5cm"/>
          <draw:glue-point draw:id="8" svg:x="3.167cm" svg:y="5cm"/>
          <draw:glue-point draw:id="9" svg:x="-0.916cm" svg:y="5cm"/>
          <draw:glue-point draw:id="10" svg:x="-5cm" svg:y="0.059cm"/>
          <draw:glue-point draw:id="11" svg:x="-5cm" svg:y="2.529cm"/>
          <draw:glue-point draw:id="12" svg:x="5cm" svg:y="-1.343cm"/>
          <draw:glue-point draw:id="13" svg:x="5cm" svg:y="3.534cm"/>
          <draw:glue-point draw:id="14" svg:x="5cm" svg:y="1.096cm"/>
          <draw:glue-point draw:id="15" svg:x="0.162cm" svg:y="0.534cm"/>
          <draw:polygon draw:style-name="gr1" draw:layer="layout" svg:width="0.887cm" svg:height="0.573cm" svg:x="0.328cm" svg:y="0cm" svg:viewBox="0 0 888 574" draw:points="0,536 0,415 24,317 48,256 96,183 145,134 230,60 279,36 340,11 401,0 450,0 522,11 571,23 668,60 742,134 790,183 839,268 863,342 888,439 888,476 888,549 742,536 742,476 742,439 729,378 705,342 681,292 656,256 620,219 571,194 522,170 486,158 437,158 376,158 328,183 255,231 206,292 170,366 158,427 133,500 145,574">
            <text:p/>
          </draw:polygon>
          <draw:polygon draw:style-name="gr2" draw:layer="layout" svg:width="1.58cm" svg:height="0.268cm" svg:x="0cm" svg:y="0.744cm" svg:viewBox="0 0 1581 269" draw:points="0,269 279,0 1581,0 1301,269">
            <text:p/>
          </draw:polygon>
          <draw:polygon draw:style-name="gr3" draw:layer="layout" svg:width="1.58cm" svg:height="0.268cm" svg:x="0cm" svg:y="0.744cm" svg:viewBox="0 0 1581 269" draw:points="0,269 279,0 1581,0 1301,269">
            <text:p/>
          </draw:polygon>
          <draw:polygon draw:style-name="gr4" draw:layer="layout" svg:width="0.292cm" svg:height="1.257cm" svg:x="1.3cm" svg:y="0.731cm" svg:viewBox="0 0 293 1258" draw:points="0,1258 293,976 293,0 0,292">
            <text:p/>
          </draw:polygon>
          <draw:polygon draw:style-name="gr3" draw:layer="layout" svg:width="0.292cm" svg:height="1.257cm" svg:x="1.3cm" svg:y="0.731cm" svg:viewBox="0 0 293 1258" draw:points="0,1258 293,976 293,0 0,292">
            <text:p/>
          </draw:polygon>
          <draw:polygon draw:style-name="gr1" draw:layer="layout" svg:width="1.3cm" svg:height="0.988cm" svg:x="0cm" svg:y="1.012cm" svg:viewBox="0 0 1301 989" draw:points="0,0 0,989 1301,989 1301,0">
            <text:p/>
          </draw:polygon>
          <draw:polygon draw:style-name="gr3" draw:layer="layout" svg:width="1.3cm" svg:height="0.988cm" svg:x="0cm" svg:y="1.012cm" svg:viewBox="0 0 1301 989" draw:points="0,0 0,989 1301,989 1301,0">
            <text:p/>
          </draw:polygon>
          <draw:polygon draw:style-name="gr5" draw:layer="layout" svg:width="0.291cm" svg:height="0.292cm" svg:x="0.546cm" svg:y="1.28cm" svg:viewBox="0 0 292 293" draw:points="292,146 292,139 291,131 290,124 288,117 287,109 285,102 282,95 280,88 277,81 273,75 269,69 266,62 261,57 256,50 251,45 246,39 241,35 235,30 229,26 223,22 216,18 210,15 203,11 196,9 189,6 182,4 175,3 168,1 160,0 153,0 146,0 138,0 131,0 123,1 116,3 109,4 102,6 95,9 88,11 81,15 75,18 68,22 62,26 56,30 51,35 45,39 39,45 35,50 30,57 26,62 22,69 18,75 14,81 11,88 9,95 6,102 4,109 3,117 1,124 0,131 0,139 0,146 0,153 0,161 1,168 3,176 4,183 6,190 9,197 11,203 14,210 18,217 22,224 26,229 30,236 35,241 39,247 45,252 51,257 56,262 62,266 68,270 75,274 81,277 88,281 95,284 102,286 109,288 116,289 123,291 131,292 138,292 146,293 153,292 160,292 168,291 175,289 182,288 189,286 196,284 203,281 210,277 216,274 223,270 229,266 235,262 241,257 246,252 251,247 256,241 261,236 266,229 269,224 273,217 277,210 280,203 282,197 285,190 287,183 288,176 290,168 291,161 292,153">
            <text:p/>
          </draw:polygon>
          <draw:polygon draw:style-name="gr6" draw:layer="layout" svg:width="0.291cm" svg:height="0.293cm" svg:x="0.534cm" svg:y="1.268cm" svg:viewBox="0 0 292 294" draw:points="292,147 292,139 291,132 290,124 289,117 287,109 285,102 282,95 279,89 277,82 273,75 269,69 265,62 262,57 257,51 252,45 246,40 241,35 235,30 229,26 223,22 217,18 210,14 203,11 197,9 190,6 182,4 175,2 168,1 160,0 153,0 146,0 138,0 131,0 124,1 116,2 110,4 102,6 95,9 88,11 81,14 75,18 68,22 63,26 57,30 51,35 45,40 40,45 35,51 30,57 26,62 22,69 18,75 15,82 12,89 9,95 7,102 5,109 3,117 2,124 1,132 0,139 0,147 0,154 1,161 2,169 3,176 5,183 7,190 9,197 12,204 15,211 18,218 22,224 26,231 30,236 35,242 40,248 45,253 51,258 57,263 63,267 68,271 75,275 81,279 88,281 95,284 102,287 110,289 116,290 124,292 131,293 138,294 146,294 153,294 160,293 168,292 175,290 182,289 190,287 197,284 203,281 210,279 217,275 223,271 229,267 235,263 241,258 246,253 252,248 257,242 262,236 265,231 269,224 273,218 277,211 279,204 282,197 285,190 287,183 289,176 290,169 291,161 292,154">
            <text:p/>
          </draw:polygon>
          <draw:polygon draw:style-name="gr5" draw:layer="layout" svg:width="0.085cm" svg:height="0.439cm" svg:x="0.644cm" svg:y="1.39cm" svg:viewBox="0 0 86 440" draw:points="0,0 86,0 86,440 0,440">
            <text:p/>
          </draw:polygon>
          <draw:polygon draw:style-name="gr6" draw:layer="layout" svg:width="0.085cm" svg:height="0.438cm" svg:x="0.644cm" svg:y="1.39cm" svg:viewBox="0 0 86 439" draw:points="0,0 86,0 86,439 0,439">
            <text:p/>
          </draw:polygon>
          <draw:polygon draw:style-name="gr7" draw:layer="layout" svg:width="0.291cm" svg:height="0.134cm" svg:x="0.328cm" svg:y="0.756cm" svg:viewBox="0 0 292 135" draw:points="0,135 145,0 292,0 145,135">
            <text:p/>
          </draw:polygon>
          <draw:polygon draw:style-name="gr7" draw:layer="layout" svg:width="0.291cm" svg:height="0.134cm" svg:x="1.082cm" svg:y="0.756cm" svg:viewBox="0 0 292 135" draw:points="0,135 145,0 292,0 145,135">
            <text:p/>
          </draw:polygon>
          <draw:polygon draw:style-name="gr1" draw:layer="layout" svg:width="0.158cm" svg:height="0.098cm" svg:x="1.069cm" svg:y="0.841cm" svg:viewBox="0 0 159 99" draw:points="159,49 159,47 159,44 158,41 157,39 156,36 155,34 154,32 152,29 151,27 149,25 146,22 145,20 142,19 139,17 137,15 134,13 131,11 128,10 125,8 121,6 118,5 114,4 111,3 106,3 103,1 99,1 95,1 91,0 87,0 83,0 79,0 75,0 71,0 67,0 63,1 59,1 55,1 51,3 47,3 44,4 40,5 37,6 34,8 30,10 27,11 24,13 22,15 19,17 16,19 14,20 12,22 9,25 7,27 6,29 4,32 3,34 2,36 1,39 0,41 0,44 0,47 0,49 0,51 0,54 0,56 1,59 2,61 3,64 4,66 6,69 7,71 9,73 12,75 14,77 16,79 19,81 22,83 24,85 27,87 30,88 34,90 37,91 40,92 44,93 47,94 51,95 55,96 59,97 63,97 67,97 71,98 75,99 79,99 83,99 87,98 91,97 95,97 99,97 103,96 106,95 111,94 114,93 118,92 121,91 125,90 128,88 131,87 134,85 137,83 139,81 142,79 145,77 146,75 149,73 151,71 152,69 154,66 155,64 156,61 157,59 158,56 159,54 159,51">
            <text:p/>
          </draw:polygon>
          <draw:polygon draw:style-name="gr3" draw:layer="layout" svg:width="0.146cm" svg:height="0.098cm" svg:x="1.069cm" svg:y="0.829cm" svg:viewBox="0 0 147 99" draw:points="147,49 147,46 147,44 146,41 145,39 144,36 144,34 142,31 141,29 140,27 138,25 135,23 133,20 132,19 129,17 127,15 124,13 121,12 118,10 115,8 112,7 109,5 105,5 102,3 99,3 95,1 92,1 88,0 84,0 80,0 77,0 73,0 69,0 66,0 62,0 58,0 54,1 50,1 47,3 43,3 40,5 37,5 34,7 31,8 28,10 25,12 22,13 19,15 17,17 15,19 13,20 11,23 9,25 7,27 6,29 4,31 3,34 2,36 1,39 0,41 0,44 0,46 0,49 0,51 0,54 0,57 1,59 2,62 3,64 4,66 6,69 7,71 9,73 11,75 13,78 15,79 17,81 19,83 22,85 25,86 28,88 31,90 34,91 37,92 40,93 43,94 47,95 50,96 54,97 58,97 62,98 66,98 69,99 73,99 77,99 80,98 84,98 88,97 92,97 95,96 99,95 102,94 105,93 109,92 112,91 115,90 118,88 121,86 124,85 127,83 129,81 132,79 133,78 135,75 138,73 140,71 141,69 142,66 144,64 144,62 145,59 146,57 147,54 147,51">
            <text:p/>
          </draw:polygon>
          <draw:polyline draw:style-name="gr3" draw:layer="layout" svg:width="0.911cm" svg:height="0.512cm" svg:x="0.315cm" svg:y="0cm" svg:viewBox="0 0 912 513" draw:points="912,513 911,486 909,461 906,435 902,409 897,384 891,359 883,334 875,310 865,287 854,264 843,240 830,219 816,199 802,178 786,159 770,140 753,123 735,106 716,91 697,77 677,64 656,52 636,41 614,31 592,23 570,15 547,10 524,5 501,2 479,0 456,0 433,0 410,2 386,5 364,10 342,15 319,23 297,31 276,41 255,52 234,64 214,77 196,91 177,106 159,123 141,140 126,159 110,178 95,199 82,219 69,240 58,264 47,287 37,310 28,334 21,359 15,384 9,409 5,435 2,461 0,486 0,513">
            <text:p/>
          </draw:polyline>
          <draw:polygon draw:style-name="gr1" draw:layer="layout" svg:width="0.133cm" svg:height="0.354cm" svg:x="1.082cm" svg:y="0.536cm" svg:viewBox="0 0 134 355" draw:points="0,0 134,0 134,355 0,355">
            <text:p/>
          </draw:polygon>
          <draw:line draw:style-name="gr3" draw:layer="layout" svg:x1="1.215cm" svg:y1="0.879cm" svg:x2="1.215cm" svg:y2="0.512cm">
            <text:p/>
          </draw:line>
          <draw:line draw:style-name="gr6" draw:layer="layout" svg:x1="1.069cm" svg:y1="0.879cm" svg:x2="1.069cm" svg:y2="0.512cm">
            <text:p/>
          </draw:line>
          <draw:polygon draw:style-name="gr1" draw:layer="layout" svg:width="0.158cm" svg:height="0.098cm" svg:x="0.315cm" svg:y="0.841cm" svg:viewBox="0 0 159 99" draw:points="159,49 159,47 159,44 157,41 157,39 156,36 155,34 154,32 152,29 150,27 149,25 146,22 144,20 142,19 139,17 137,15 134,13 131,11 128,10 124,8 121,6 118,5 114,4 110,3 107,3 103,1 99,1 95,1 91,0 87,0 83,0 79,0 75,0 71,0 67,0 63,1 60,1 56,1 52,3 48,3 44,4 40,5 37,6 34,8 30,10 27,11 24,13 21,15 19,17 17,19 14,20 12,22 10,25 8,27 6,29 4,32 3,34 2,36 1,39 1,41 0,44 0,47 0,49 0,51 0,54 1,56 1,59 2,61 3,64 4,66 6,69 8,71 10,73 12,75 14,77 17,79 19,81 21,83 24,85 27,87 30,88 34,90 37,91 40,92 44,93 48,94 52,95 56,96 60,97 63,97 67,97 71,98 75,99 79,99 83,99 87,98 91,97 95,97 99,97 103,96 107,95 110,94 114,93 118,92 121,91 124,90 128,88 131,87 134,85 137,83 139,81 142,79 144,77 146,75 149,73 150,71 152,69 154,66 155,64 156,61 157,59 157,56 159,54 159,51">
            <text:p/>
          </draw:polygon>
          <draw:polygon draw:style-name="gr3" draw:layer="layout" svg:width="0.146cm" svg:height="0.098cm" svg:x="0.315cm" svg:y="0.829cm" svg:viewBox="0 0 147 99" draw:points="147,49 147,46 146,44 146,41 145,39 144,36 143,34 142,31 140,29 139,27 137,25 136,23 134,20 131,19 129,17 126,15 124,13 121,12 118,10 115,8 112,7 108,5 105,5 102,3 98,3 95,1 91,1 87,0 84,0 81,0 77,0 73,0 69,0 66,0 62,0 58,0 55,1 51,1 48,3 44,3 41,5 38,5 35,7 31,8 28,10 25,12 22,13 20,15 18,17 15,19 12,20 11,23 9,25 7,27 6,29 4,31 3,34 2,36 1,39 1,41 0,44 0,46 0,49 0,51 0,54 1,57 1,59 2,62 3,64 4,66 6,69 7,71 9,73 11,75 12,78 15,79 18,81 20,83 22,85 25,86 28,88 31,90 35,91 38,92 41,93 44,94 48,95 51,96 55,97 58,97 62,98 66,98 69,99 73,99 77,99 81,98 84,98 87,97 91,97 95,96 98,95 102,94 105,93 108,92 112,91 115,90 118,88 121,86 124,85 126,83 129,81 131,79 134,78 136,75 137,73 139,71 140,69 142,66 143,64 144,62 145,59 146,57 146,54 147,51">
            <text:p/>
          </draw:polygon>
          <draw:polygon draw:style-name="gr4" draw:layer="layout" svg:width="0.134cm" svg:height="0.354cm" svg:x="0.328cm" svg:y="0.536cm" svg:viewBox="0 0 135 355" draw:points="0,0 135,0 135,355 0,355">
            <text:p/>
          </draw:polygon>
          <draw:polyline draw:style-name="gr3" draw:layer="layout" svg:width="0.619cm" svg:height="0.39cm" svg:x="0.462cm" svg:y="0.146cm" svg:viewBox="0 0 620 391" draw:points="620,391 620,371 618,352 616,332 614,313 610,294 606,275 601,257 596,239 589,221 582,204 574,187 566,170 557,154 547,139 537,125 526,111 515,97 503,85 491,73 478,62 464,51 451,42 437,34 423,27 408,20 394,14 379,9 363,5 348,3 333,1 317,0 302,0 286,1 271,3 256,5 241,9 225,14 210,20 197,27 182,34 168,42 155,51 141,62 129,73 116,85 104,97 93,111 82,125 72,139 63,154 53,170 45,187 37,204 30,221 24,239 18,257 13,275 9,294 6,313 3,332 1,352 0,371 0,391">
            <text:p/>
          </draw:polyline>
          <draw:polygon draw:style-name="gr1" draw:layer="layout" svg:width="0.134cm" svg:height="0.354cm" svg:x="0.328cm" svg:y="0.536cm" svg:viewBox="0 0 135 355" draw:points="0,0 135,0 135,355 0,355">
            <text:p/>
          </draw:polygon>
          <draw:line draw:style-name="gr3" draw:layer="layout" svg:x1="0.315cm" svg:y1="0.879cm" svg:x2="0.315cm" svg:y2="0.512cm">
            <text:p/>
          </draw:line>
          <draw:line draw:style-name="gr6" draw:layer="layout" svg:x1="0.462cm" svg:y1="0.879cm" svg:x2="0.462cm" svg:y2="0.512cm">
            <text:p/>
          </draw:line>
          <draw:polyline draw:style-name="gr8" draw:layer="layout" svg:width="0.371cm" svg:height="0.267cm" svg:x="0.386cm" svg:y="0.036cm" svg:viewBox="0 0 372 268" draw:points="372,0 350,0 329,1 307,3 285,7 264,13 244,20 223,27 203,37 183,48 163,60 145,73 127,88 110,104 93,121 77,139 62,158 48,178 34,199 22,222 10,244 0,268">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Lock</dc:title>
    <meta:creation-date>2011-02-07T16:36:07</meta:creation-date>
    <meta:editing-duration>P0D</meta:editing-duration>
    <meta:editing-cycles>1</meta:editing-cycles>
    <meta:document-statistic meta:object-count="28"/>
    <meta:generator>OpenOffice.org/3.3$Linux OpenOffice.org_project/330m20$Build-9567</meta:generator>
  </office:meta>
</office:document-meta>
</file>